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ess Nerd Font" svg:font-family="'Terminess Nerd Font'" style:font-pitch="fixed"/>
  </office:font-face-decls>
  <office:automatic-styles>
    <style:style style:name="P1" style:family="paragraph" style:parent-style-name="Standard">
      <style:text-properties fo:color="#eeeeee" loext:opacity="100%" officeooo:rsid="00041032" officeooo:paragraph-rsid="0002ffcc"/>
    </style:style>
    <style:style style:name="P2" style:family="paragraph" style:parent-style-name="Standard">
      <style:text-properties fo:color="#eeeeee" loext:opacity="100%" officeooo:rsid="00041032" officeooo:paragraph-rsid="000b32c4"/>
    </style:style>
    <style:style style:name="P3" style:family="paragraph" style:parent-style-name="Standard">
      <style:text-properties fo:color="#eeeeee" loext:opacity="100%" style:font-name="Terminess Nerd Font" officeooo:rsid="00041032" officeooo:paragraph-rsid="0005555c"/>
    </style:style>
    <style:style style:name="P4" style:family="paragraph" style:parent-style-name="Standard">
      <style:paragraph-properties fo:text-align="center" style:justify-single-word="false"/>
      <style:text-properties fo:color="#eeeeee" loext:opacity="100%" style:font-name="Terminess Nerd Font" officeooo:rsid="000546c5" officeooo:paragraph-rsid="000546c5"/>
    </style:style>
    <style:style style:name="P5" style:family="paragraph" style:parent-style-name="Standard">
      <style:text-properties fo:color="#eeeeee" loext:opacity="100%" style:font-name="Terminess Nerd Font" officeooo:rsid="000546c5" officeooo:paragraph-rsid="000546c5"/>
    </style:style>
    <style:style style:name="P6" style:family="paragraph" style:parent-style-name="Standard">
      <style:text-properties fo:color="#eeeeee" loext:opacity="100%" style:font-name="Terminess Nerd Font" officeooo:rsid="0002ffcc" officeooo:paragraph-rsid="00041032"/>
    </style:style>
    <style:style style:name="P7" style:family="paragraph" style:parent-style-name="Standard">
      <style:paragraph-properties fo:text-align="center" style:justify-single-word="false"/>
      <style:text-properties fo:color="#eeeeee" loext:opacity="100%" style:font-name="Terminess Nerd Font" fo:font-size="20pt" officeooo:rsid="000546c5" officeooo:paragraph-rsid="000546c5" style:font-size-asian="20pt" style:font-size-complex="20pt"/>
    </style:style>
    <style:style style:name="P8" style:family="paragraph" style:parent-style-name="Standard">
      <style:text-properties fo:color="#eeeeee" loext:opacity="100%" officeooo:rsid="000b5f48" officeooo:paragraph-rsid="000b5f48"/>
    </style:style>
    <style:style style:name="P9" style:family="paragraph" style:parent-style-name="Standard">
      <style:paragraph-properties fo:text-align="center" style:justify-single-word="false"/>
      <style:text-properties officeooo:rsid="000546c5" officeooo:paragraph-rsid="000546c5"/>
    </style:style>
    <style:style style:name="P10" style:family="paragraph" style:parent-style-name="Standard">
      <style:paragraph-properties fo:text-align="center" style:justify-single-word="false"/>
      <style:text-properties style:font-name="Terminess Nerd Font" officeooo:rsid="000546c5" officeooo:paragraph-rsid="000546c5"/>
    </style:style>
    <style:style style:name="P11" style:family="paragraph" style:parent-style-name="Standard">
      <style:text-properties style:font-name="Terminess Nerd Font" officeooo:rsid="0004561c" officeooo:paragraph-rsid="0004561c"/>
    </style:style>
    <style:style style:name="P12" style:family="paragraph" style:parent-style-name="Standard">
      <style:text-properties style:font-name="Terminess Nerd Font" officeooo:rsid="0002ffcc" officeooo:paragraph-rsid="0002ffcc"/>
    </style:style>
    <style:style style:name="P13" style:family="paragraph" style:parent-style-name="Standard">
      <style:text-properties style:font-name="Terminess Nerd Font" officeooo:rsid="00041032" officeooo:paragraph-rsid="0004561c"/>
    </style:style>
    <style:style style:name="P14" style:family="paragraph" style:parent-style-name="Standard">
      <style:text-properties style:font-name="Terminess Nerd Font" officeooo:rsid="00041032" officeooo:paragraph-rsid="000546c5"/>
    </style:style>
    <style:style style:name="P15" style:family="paragraph" style:parent-style-name="Standard">
      <style:text-properties style:font-name="Terminess Nerd Font" officeooo:rsid="00041032" officeooo:paragraph-rsid="000af32a"/>
    </style:style>
    <style:style style:name="P16" style:family="paragraph" style:parent-style-name="Standard">
      <style:text-properties style:font-name="Terminess Nerd Font" officeooo:rsid="00109129" officeooo:paragraph-rsid="0004561c"/>
    </style:style>
    <style:style style:name="P17" style:family="paragraph" style:parent-style-name="Table_20_Contents">
      <style:paragraph-properties fo:text-align="center" style:justify-single-word="false"/>
      <style:text-properties fo:color="#eeeee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f48" officeooo:paragraph-rsid="000b5f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eeeee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ff0052" loext:opacity="100%"/>
    </style:style>
    <style:style style:name="T2" style:family="text">
      <style:text-properties fo:color="#ff0052" loext:opacity="100%" officeooo:rsid="0004561c"/>
    </style:style>
    <style:style style:name="T3" style:family="text">
      <style:text-properties fo:color="#ff0052" loext:opacity="100%" officeooo:rsid="000546c5"/>
    </style:style>
    <style:style style:name="T4" style:family="text">
      <style:text-properties fo:color="#ff0052" loext:opacity="100%" officeooo:rsid="0005555c"/>
    </style:style>
    <style:style style:name="T5" style:family="text">
      <style:text-properties fo:color="#ff0052" loext:opacity="100%" officeooo:rsid="000b5f48"/>
    </style:style>
    <style:style style:name="T6" style:family="text">
      <style:text-properties fo:color="#ff0052" loext:opacity="100%" officeooo:rsid="000cd8e4"/>
    </style:style>
    <style:style style:name="T7" style:family="text">
      <style:text-properties fo:color="#ff0052" loext:opacity="100%" officeooo:rsid="001288c0"/>
    </style:style>
    <style:style style:name="T8" style:family="text">
      <style:text-properties fo:color="#ff0052" loext:opacity="100%" style:font-name="Terminess Nerd Font"/>
    </style:style>
    <style:style style:name="T9" style:family="text">
      <style:text-properties fo:color="#ff0052" loext:opacity="100%" style:font-name="Terminess Nerd Font" officeooo:rsid="000b5f48"/>
    </style:style>
    <style:style style:name="T10" style:family="text">
      <style:text-properties fo:color="#ff0052" loext:opacity="100%" style:font-name="Terminess Nerd Font" officeooo:rsid="0005555c"/>
    </style:style>
    <style:style style:name="T11" style:family="text">
      <style:text-properties fo:color="#ff0052" loext:opacity="100%" officeooo:rsid="00109129"/>
    </style:style>
    <style:style style:name="T12" style:family="text">
      <style:text-properties fo:color="#ff0052" loext:opacity="100%" officeooo:rsid="00171790"/>
    </style:style>
    <style:style style:name="T13" style:family="text">
      <style:text-properties fo:color="#ff0052" loext:opacity="100%" officeooo:rsid="001ac20f"/>
    </style:style>
    <style:style style:name="T14" style:family="text">
      <style:text-properties fo:color="#ffffff" loext:opacity="100%"/>
    </style:style>
    <style:style style:name="T15" style:family="text">
      <style:text-properties fo:color="#eeeeee" loext:opacity="100%"/>
    </style:style>
    <style:style style:name="T16" style:family="text">
      <style:text-properties fo:color="#eeeeee" loext:opacity="100%" officeooo:rsid="00109129"/>
    </style:style>
    <style:style style:name="T17" style:family="text">
      <style:text-properties fo:color="#eeeeee" loext:opacity="100%" officeooo:rsid="001288c0"/>
    </style:style>
    <style:style style:name="T18" style:family="text">
      <style:text-properties fo:color="#eeeeee" loext:opacity="100%" officeooo:rsid="001ac20f"/>
    </style:style>
    <style:style style:name="T19" style:family="text">
      <style:text-properties officeooo:rsid="0004561c"/>
    </style:style>
    <style:style style:name="T20" style:family="text">
      <style:text-properties officeooo:rsid="000546c5"/>
    </style:style>
    <style:style style:name="T21" style:family="text">
      <style:text-properties officeooo:rsid="0005555c"/>
    </style:style>
    <style:style style:name="T22" style:family="text">
      <style:text-properties style:font-name="Terminess Nerd Font"/>
    </style:style>
    <style:style style:name="T23" style:family="text">
      <style:text-properties style:font-name="Terminess Nerd Font" officeooo:rsid="000546c5"/>
    </style:style>
    <style:style style:name="T24" style:family="text">
      <style:text-properties style:font-name="Terminess Nerd Font" officeooo:rsid="000b5f48"/>
    </style:style>
    <style:style style:name="T25" style:family="text">
      <style:text-properties style:font-name="Terminess Nerd Font" officeooo:rsid="0005555c"/>
    </style:style>
    <style:style style:name="T26" style:family="text">
      <style:text-properties style:font-name="Terminess Nerd Font" fo:font-size="20pt" style:font-size-asian="20pt" style:font-size-complex="20pt"/>
    </style:style>
    <style:style style:name="T27" style:family="text">
      <style:text-properties officeooo:rsid="000b32c4"/>
    </style:style>
    <style:style style:name="T28" style:family="text">
      <style:text-properties officeooo:rsid="000b5f48"/>
    </style:style>
    <style:style style:name="T29" style:family="text">
      <style:text-properties officeooo:rsid="000cd8e4"/>
    </style:style>
    <style:style style:name="T30" style:family="text">
      <style:text-properties officeooo:rsid="00109129"/>
    </style:style>
    <style:style style:name="T31" style:family="text">
      <style:text-properties officeooo:rsid="001191dc"/>
    </style:style>
    <style:style style:name="T32" style:family="text">
      <style:text-properties officeooo:rsid="00171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6">DEFINICIONES</text:span></text:p>
      <text:p text:style-name="P10"/>
      <text:p text:style-name="P11">El <text:span text:style-name="T1">agente</text:span> es la entidad que ejecuta <text:span text:style-name="T18">este</text:span><text:span text:style-name="T13"> </text:span><text:span text:style-name="T18">modelo</text:span></text:p>
      <text:p text:style-name="P16"/>
      <text:p text:style-name="P14"><text:span text:style-name="T15">Las </text:span><text:span text:style-name="T1">acciones</text:span><text:span text:style-name="T15"> son procesos activos del</text:span><text:span text:style-name="T1"> agente</text:span></text:p>
      <text:p text:style-name="P15"/>
      <text:p text:style-name="P15"><text:span text:style-name="T28">Los </text:span><text:span text:style-name="T5">estímulos</text:span><text:span text:style-name="T28"> son la</text:span> información cruda recibida por los <text:span text:style-name="T16">sensores</text:span> <text:span text:style-name="T30">del </text:span><text:span text:style-name="T11">agente</text:span><text:span text:style-name="T30"> </text:span><text:span text:style-name="T20">(</text:span><text:span text:style-name="T21">L</text:span>as <text:span text:style-name="T1">acciones</text:span> ejecutadas tambié<text:span text:style-name="T20">n</text:span> <text:span text:style-name="T28">cuentan como </text:span><text:span text:style-name="T5">estímulos</text:span><text:span text:style-name="T28"> percibidos</text:span><text:span text:style-name="T20">)</text:span></text:p>
      <text:p text:style-name="P13"/>
      <text:p text:style-name="P11">Las <text:span text:style-name="T1">calificaciones</text:span> son valores numéricos que se i<text:span text:style-name="T31">ndican qué tán positivo o negativo resultó cierto</text:span><text:span text:style-name="T28"> </text:span><text:span text:style-name="T5">estímulo</text:span></text:p>
      <text:p text:style-name="P11"><text:span text:style-name="T1"/></text:p>
      <text:p text:style-name="P12">Los <text:span text:style-name="T1">lineamientos de calificación</text:span> <text:span text:style-name="T19">se utilizan para </text:span><text:span text:style-name="T32">asignar una </text:span><text:span text:style-name="T12">calificación</text:span><text:span text:style-name="T32"> a</text:span><text:span text:style-name="T19"> cada </text:span><text:span text:style-name="T5">estímulo</text:span><text:span text:style-name="T28"> percibido</text:span><text:span text:style-name="T19">, estos lineamientos </text:span>comienzan predeterminados <text:span text:style-name="T19">previos a la </text:span><text:span text:style-name="T2">experiencia</text:span></text:p>
      <text:p text:style-name="P12"/>
      <text:p text:style-name="P12">Los <text:span text:style-name="T1">recuerdos</text:span> representan las principales características de cada <text:span text:style-name="T5">estímulo</text:span><text:span text:style-name="T1"> </text:span>y su <text:span text:style-name="T1">calificación</text:span> correspondiente, cada <text:span text:style-name="T1">recuerdo</text:span> conlleva un peso proporcional a su <text:span text:style-name="T1">calificación </text:span><text:span text:style-name="T17">(El peso es alto si la </text:span><text:span text:style-name="T7">calificación</text:span><text:span text:style-name="T17"> fue muy positiva o muy negativa, pero es bajo si ésta fue poco negativa o poco positiva)</text:span></text:p>
      <text:p text:style-name="P12"/>
      <text:p text:style-name="P12">La <text:span text:style-name="T1">experiencia</text:span> es la colección organizada cronologicamente<text:span text:style-name="T14"> de</text:span> cada <text:span text:style-name="T1">recuerdo</text:span></text:p>
      <text:p text:style-name="P12"><text:span text:style-name="T2"/></text:p>
      <text:p text:style-name="P3">La <text:span text:style-name="T1">inteligencia</text:span> <text:span text:style-name="T21">es</text:span> el reconocimiento de patrones en l<text:span text:style-name="T20">a </text:span><text:span text:style-name="T21">información, en este caso en</text:span><text:span text:style-name="T20"> </text:span><text:span text:style-name="T3">experiencia</text:span><text:span text:style-name="T20">, relacionando las características interpretadas en l</text:span><text:span text:style-name="T28">os </text:span><text:span text:style-name="T5">estímulos</text:span><text:span text:style-name="T28"> </text:span><text:span text:style-name="T20">con su correspondiente </text:span><text:span text:style-name="T3">calificación </text:span><text:span text:style-name="T21">(L</text:span><text:span text:style-name="T19">os </text:span><text:span text:style-name="T2">recuerdos</text:span><text:span text:style-name="T19"> con más peso van a contar con mayor prioridad dentro del proceso de </text:span><text:span text:style-name="T2">inteligencia</text:span><text:span text:style-name="T21">)</text:span></text:p>
      <text:p text:style-name="P3"/>
      <text:p text:style-name="P7">CICLO</text:p>
      <text:p text:style-name="P4"/>
      <text:p text:style-name="P5">Se construye un <text:span text:style-name="T1">recuerdo</text:span> al percibir <text:span text:style-name="T28">los </text:span><text:span text:style-name="T5">estímulos</text:span> y adjudicarle una <text:span text:style-name="T1">calificación</text:span> basada en los <text:span text:style-name="T1">lineamientos de calificación</text:span></text:p>
      <text:p text:style-name="P5"/>
      <text:p text:style-name="P5">Se incorpora el <text:span text:style-name="T1">recuerdo</text:span> a la <text:span text:style-name="T1">experiencia</text:span>, con su correspondiente marca temporal</text:p>
      <text:p text:style-name="P5"/>
      <text:p text:style-name="P6">Los <text:span text:style-name="T1">lineamientos de calificación</text:span> se actualizan en base a la <text:span text:style-name="T1">experiencia </text:span><text:span text:style-name="T27">(Los pesos de cada </text:span><text:span text:style-name="T6">recuerdo</text:span><text:span text:style-name="T27"> </text:span><text:span text:style-name="T29">dentro de la </text:span><text:span text:style-name="T6">experiencia</text:span><text:span text:style-name="T29"> </text:span><text:span text:style-name="T27">se </text:span><text:span text:style-name="T28">extienden en relación a la cantidad de veces que se experimenta </text:span><text:span text:style-name="T29">el</text:span><text:span text:style-name="T28"> </text:span><text:span text:style-name="T5">estímulo</text:span><text:span text:style-name="T28"> </text:span><text:span text:style-name="T29">relacionado a dicho </text:span><text:span text:style-name="T6">recuerdo</text:span><text:span text:style-name="T27">)</text:span></text:p>
      <text:p text:style-name="P6"/>
      <text:p text:style-name="P2"><text:span text:style-name="T22">A partir de l</text:span><text:span text:style-name="T24">os</text:span><text:span text:style-name="T8"> </text:span><text:span text:style-name="T9">estímulos</text:span><text:span text:style-name="T22"> actual</text:span><text:span text:style-name="T24">es</text:span><text:span text:style-name="T22"> y la </text:span><text:span text:style-name="T8">experiencia</text:span><text:span text:style-name="T22">, el </text:span><text:span text:style-name="T8">agente</text:span><text:span text:style-name="T22"> va a </text:span><text:span text:style-name="T8">actuar </text:span><text:span text:style-name="T22">en búsqueda de </text:span><text:span text:style-name="T9">estímulos</text:span><text:span text:style-name="T22"> asociad</text:span><text:span text:style-name="T24">os</text:span><text:span text:style-name="T22"> a </text:span><text:span text:style-name="T8">calificaciones</text:span><text:span text:style-name="T22"> positivas. </text:span><text:span text:style-name="T23">Esto lo hará</text:span><text:span text:style-name="T22"> mediante </text:span><text:span text:style-name="T23">los patrones identificados por </text:span><text:span text:style-name="T22">s</text:span><text:span text:style-name="T25">u </text:span><text:span text:style-name="T10">inteligencia</text:span><text:span text:style-name="T25"> (La intensividad de la búsqueda va a ser proporcional a cuán insatisfecho a nivel calificativo se encuentra el </text:span><text:span text:style-name="T10">agente </text:span><text:span text:style-name="T25">con l</text:span><text:span text:style-name="T24">os</text:span><text:span text:style-name="T25"> </text:span><text:span text:style-name="T9">estímulos </text:span><text:span text:style-name="T24">provenientes de su situación actual)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ess Nerd Font" svg:font-family="'Terminess Nerd Font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0:30:04.964273635</meta:creation-date>
    <dc:date>2024-08-24T03:10:38.363444166</dc:date>
    <meta:editing-duration>PT1H44M45S</meta:editing-duration>
    <meta:editing-cycles>17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301" meta:character-count="2009" meta:non-whitespace-character-count="1722"/>
  </office:meta>
</office:document-meta>
</file>